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38d3" officeooo:paragraph-rsid="000138d3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nka ünnepe</text:p>
      <text:p text:style-name="P1"/>
      <text:p text:style-name="Standard">Az egész weboldal a május 1. ünnepről szól és még a saját történetünkröl, amik történtek velünk május 1. a 8 évünk folyamán álltalános iskolában</text:p>
      <text:p text:style-name="Standard"/>
      <text:p text:style-name="Standard"><text:span text:style-name="T1">Főoldal:</text:span> Főoldalon találhatóak a hiperhivatkozások másnéven linkek a további weboldalakra plussz még található rajta a heroimage továbbá a elérhetőségünk.</text:p>
      <text:p text:style-name="Standard"/>
      <text:p text:style-name="Standard"><text:span text:style-name="T1">Története</text:span>: Ez a weblapunk elmondja, hogy a május 1. (majális) hogyan alakult ki. eredete, hogyan jött létre, miért ez a dátum, továbbá hogy hogyan lett ez az ünnep és hogyan vált nemzeti ünneppé</text:p>
      <text:p text:style-name="Standard"/>
      <text:p text:style-name="Standard"><text:span text:style-name="T1">Iskolában tanultam</text:span>: Ez tartalmazza a mi 3unknak az iskolában tanult versek, prózákat itt is jelen van a heroimage</text:p>
      <text:p text:style-name="Standard">Versek: Kölcsey: Himnusz, Széchi Margit: Március 15, Petőfi Sándor: A nép nevében, Morrócz Jenő: Munkás Himnusz, Juhász Gyula: Május Ünnepe, Ady Endre: Prófák május elsejére</text:p>
      <text:p text:style-name="Standard"/>
      <text:p text:style-name="Standard">Ünnepből üzlet: programok vannak benne, a május fa története és hogy hogyan ünneplik a majálist, a májusfa története meg a májusfa kitáncolása</text:p>
      <text:p text:style-name="Standard"/>
      <text:p text:style-name="Standard"/>
      <text:p text:style-name="P2">Tevékenységek:</text:p>
      <text:p text:style-name="P2">Mikó Marcell adatokat gyűjtött segített a weblapkészítésben és a trelloba töltött fel adatot.</text:p>
      <text:p text:style-name="P2">Tihanyi Tamás adatokat gyűjtött segített a weblapkészítésben és a drótvázakat csinálta</text:p>
      <text:p text:style-name="P2">Pépel Birman Ákos adatokat gyűjtött és <text:s/>a <text:s/>trelloba töltött fel adatot meg a weblapszerkesztés csinálta <text:span text:style-name="T2">és fetöltötte githubr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i</meta:initial-creator>
    <meta:editing-cycles>3</meta:editing-cycles>
    <meta:creation-date>2021-04-25T11:28:00</meta:creation-date>
    <dc:date>2021-04-26T14:58:56.328000000</dc:date>
    <meta:editing-duration>PT1H38M50S</meta:editing-duration>
    <meta:generator>LibreOffice/7.0.3.1$Windows_x86 LibreOffice_project/d7547858d014d4cf69878db179d326fc3483e082</meta:generator>
    <meta:document-statistic meta:table-count="0" meta:image-count="0" meta:object-count="0" meta:page-count="1" meta:paragraph-count="11" meta:word-count="186" meta:character-count="1251" meta:non-whitespace-character-count="10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